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Muy bien, estamos entrando ahora en la dimensión más profunda del capítulo: <text:span text:style-name="Strong_20_Emphasis">la vivencia del ciclo de vida desde la perspectiva del individuo</text:span>, como una experiencia existencial, íntima y trascendente. Aquí lo técnico cede lugar a lo personal, y lo racional a lo intuitivo. Es el momento de detenerse a <text:span text:style-name="Strong_20_Emphasis">sentir</text:span> el ciclo de vida.</text:p>
      <text:p text:style-name="Horizontal_20_Line"/>
      <text:h text:style-name="Heading_20_3" text:outline-level="3">🌿 Propuesta para la sección 4 – <text:span text:style-name="Emphasis">El ciclo de vida y el individuo (místico, reflexión existencial)</text:span></text:h>
      <text:h text:style-name="Heading_20_4" text:outline-level="4">📌 Objetivo</text:h>
      <text:p text:style-name="Text_20_body">Reflexionar sobre el ciclo de vida como experiencia interna: no solo como un mecanismo funcional del sistema, sino como <text:span text:style-name="Strong_20_Emphasis">la experiencia central del existir</text:span>. Mostrar que atravesarlo no es opcional. Que nacer, transformarse, dar algo al mundo y luego morir <text:span text:style-name="Strong_20_Emphasis">no es solo lo que hacemos</text:span>, sino <text:span text:style-name="Strong_20_Emphasis">lo que somos</text:span>.</text:p>
      <text:h text:style-name="Heading_20_4" text:outline-level="4">📚 Estructura sugerida:</text:h>
      <text:p text:style-name="Horizontal_20_Line"/>
      <text:h text:style-name="Heading_20_4" text:outline-level="4"><text:span text:style-name="Strong_20_Emphasis">1. El ciclo visto desde dentro</text:span></text:h>
      <text:p text:style-name="Text_20_body">Un acercamiento subjetivo: el individuo experimenta su ciclo como una historia, una línea de tiempo, una oportunidad. Desde el primer aliento hasta el último.</text:p>
      <text:list xml:id="list3468364581" text:style-name="L1">
        <text:list-item>
          <text:p text:style-name="P1">¿Qué sentimos al nacer? ¿Qué nos impulsa?</text:p>
        </text:list-item>
        <text:list-item>
          <text:p text:style-name="P1">¿Cómo vivimos la etapa de expansión y reproducción?</text:p>
        </text:list-item>
        <text:list-item>
          <text:p text:style-name="P1">¿Cómo enfrentamos el desgaste, la pérdida, la muerte?</text:p>
        </text:list-item>
      </text:list>
      <text:p text:style-name="Quotations"><text:span text:style-name="Emphasis">“Yo no recuerdo haber decidido nacer. Pero desde el primer día, algo me empuja hacia adelante.”</text:span></text:p>
      <text:p text:style-name="Horizontal_20_Line"/>
      <text:h text:style-name="Heading_20_4" text:outline-level="4"><text:span text:style-name="Strong_20_Emphasis">2. El yo y su contradicción: soy único, pero no permanezco</text:span></text:h>
      <text:p text:style-name="Text_20_body">Aquí podemos abordar la paradoja que vive el individuo:</text:p>
      <text:list xml:id="list4120438742" text:style-name="L2">
        <text:list-item>
          <text:p text:style-name="P2">Se siente único e irrepetible, y sin embargo sufre el paso del tiempo.</text:p>
        </text:list-item>
        <text:list-item>
          <text:p text:style-name="P2">Todo cambia, pero el yo busca permanencia.</text:p>
        </text:list-item>
        <text:list-item>
          <text:p text:style-name="P2">Morir es, para la conciencia, un misterio inquietante.</text:p>
        </text:list-item>
      </text:list>
      <text:p text:style-name="Quotations"><text:span text:style-name="Emphasis">“¿Cómo puede algo tan consciente de sí mismo, como yo, simplemente apagarse?”</text:span></text:p>
      <text:p text:style-name="Horizontal_20_Line"/>
      <text:h text:style-name="Heading_20_4" text:outline-level="4"><text:soft-page-break/><text:span text:style-name="Strong_20_Emphasis">3. El propósito oculto del ciclo: entregar algo</text:span></text:h>
      <text:p text:style-name="Text_20_body">Esta sección es clave. Aquí se propone que <text:span text:style-name="Strong_20_Emphasis">la finalidad de vivir no es mantenerse</text:span>, sino <text:span text:style-name="Strong_20_Emphasis">dejar algo antes de irse</text:span>.</text:p>
      <text:list xml:id="list399770707" text:style-name="L3">
        <text:list-item>
          <text:p text:style-name="P3">El sistema necesita que los individuos pasen por el ciclo <text:span text:style-name="Strong_20_Emphasis">para aportar una transformación</text:span> (datos nuevos, diversidad, soluciones, caminos).</text:p>
        </text:list-item>
        <text:list-item>
          <text:p text:style-name="P3">El ciclo no es una trampa, sino <text:span text:style-name="Strong_20_Emphasis">una entrega</text:span>.</text:p>
        </text:list-item>
        <text:list-item>
          <text:p text:style-name="P3">Hay algo profundamente bello en esto: <text:span text:style-name="Strong_20_Emphasis">vivimos para dar</text:span>.</text:p>
        </text:list-item>
      </text:list>
      <text:p text:style-name="Quotations"><text:span text:style-name="Emphasis">“Quizá la vida no me pertenece. Quizá me fue dada para que yo la entregue mejorada.”</text:span></text:p>
      <text:p text:style-name="Horizontal_20_Line"/>
      <text:h text:style-name="Heading_20_4" text:outline-level="4"><text:span text:style-name="Strong_20_Emphasis">4. El sentido del final</text:span></text:h>
      <text:p text:style-name="Text_20_body">¿Cómo resignificamos la muerte?</text:p>
      <text:list xml:id="list1611705038" text:style-name="L4">
        <text:list-item>
          <text:p text:style-name="P4">No como destrucción, sino como cierre de una función.</text:p>
        </text:list-item>
        <text:list-item>
          <text:p text:style-name="P4">Desde el punto de vista del sistema, <text:span text:style-name="Strong_20_Emphasis">morir no es un error</text:span>, sino un mecanismo esencial.</text:p>
        </text:list-item>
        <text:list-item>
          <text:p text:style-name="P4">Desde el punto de vista del alma, <text:span text:style-name="Strong_20_Emphasis">quizás es un paso más</text:span>.</text:p>
        </text:list-item>
      </text:list>
      <text:p text:style-name="Quotations"><text:span text:style-name="Emphasis">“¿Y si no somos nosotros los que morimos, sino solo una de nuestras formas?”</text:span></text:p>
      <text:p text:style-name="Horizontal_20_Line"/>
      <text:h text:style-name="Heading_20_4" text:outline-level="4"><text:span text:style-name="Strong_20_Emphasis">5. La paz de formar parte</text:span></text:h>
      <text:p text:style-name="Text_20_body">Cerrar con una reflexión luminosa:</text:p>
      <text:list xml:id="list3771519665" text:style-name="L5">
        <text:list-item>
          <text:p text:style-name="P5">Todos los seres vivientes estamos atravesando esto juntos.</text:p>
        </text:list-item>
        <text:list-item>
          <text:p text:style-name="P5">No estamos solos. Somos parte de algo que piensa, que explora, que se mejora a sí mismo.</text:p>
        </text:list-item>
        <text:list-item>
          <text:p text:style-name="P5"><text:span text:style-name="Strong_20_Emphasis">Vivir el ciclo es la forma que tiene la inteligencia de continuar existiendo.</text:span></text:p>
        </text:list-item>
      </text:list>
      <text:p text:style-name="Quotations"><text:span text:style-name="Emphasis">“Yo paso. Pero la inteligencia a la que pertenezco, continúa.”</text:span></text:p>
      <text:p text:style-name="Horizontal_20_Line"/>
      <text:h text:style-name="Heading_20_3" text:outline-level="3">💡 Temas claves que pueden aparecer</text:h>
      <text:list xml:id="list2758810419" text:style-name="L6">
        <text:list-item>
          <text:p text:style-name="P6">El miedo a desaparecer.</text:p>
        </text:list-item>
        <text:list-item>
          <text:p text:style-name="P6">La belleza de dejar huella.</text:p>
        </text:list-item>
        <text:list-item>
          <text:p text:style-name="P6">La aceptación de los límites personales.</text:p>
        </text:list-item>
        <text:list-item>
          <text:p text:style-name="P6">El misterio del nacimiento y la muerte.</text:p>
        </text:list-item>
        <text:list-item>
          <text:p text:style-name="P6">La esperanza de formar parte de algo más grande.</text:p>
        </text:list-item>
      </text:list>
      <text:p text:style-name="Horizontal_20_Line"/>
      <text:h text:style-name="Heading_20_3" text:outline-level="3"><text:soft-page-break/>🎼 Tono narrativo</text:h>
      <text:p text:style-name="Text_20_body">Inspirador, melancólico pero reconfortante. Como un susurro íntimo, o como la voz del bosque en otoño. Evocador, lleno de imágenes naturales y con un lenguaje que apunta al alma, no al intelecto.</text:p>
      <text:p text:style-name="Horizontal_20_Line"/>
      <text:p text:style-name="Text_20_body">¿Te gustaría que redacte un primer borrador sobre esta base? ¿O prefieres primero comentar o ajustar alguno de los puntos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3T15:47:29.264000000</meta:creation-date>
    <dc:date>2025-07-23T15:52:33.451000000</dc:date>
    <meta:editing-duration>PT5M4S</meta:editing-duration>
    <meta:editing-cycles>1</meta:editing-cycles>
    <meta:document-statistic meta:table-count="0" meta:image-count="0" meta:object-count="0" meta:page-count="3" meta:paragraph-count="44" meta:word-count="568" meta:character-count="3249" meta:non-whitespace-character-count="2744"/>
    <meta:generator>LibreOffice/7.3.5.2$Windows_X86_64 LibreOffice_project/184fe81b8c8c30d8b5082578aee2fed2ea847c01</meta:generator>
  </office:meta>
</office:document-meta>
</file>